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ae6e" officeooo:paragraph-rsid="0007a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3:12:11.179681208</meta:creation-date>
    <dc:date>2016-10-26T23:13:38.208572386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4.2$Linux_X86_64 LibreOffice_project/10m0$Build-2</meta:generator>
  </office:meta>
</office:document-meta>
</file>